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left="0mm" fo:margin-right="0mm" fo:text-indent="10mm" style:auto-text-indent="false"/>
    </style:style>
    <style:style style:name="P16" style:family="paragraph" style:parent-style-name="Table_20_Contents">
      <style:text-properties fo:font-size="12pt" style:font-size-asian="12pt" style:font-size-complex="12pt"/>
    </style:style>
    <style:style style:name="P17" style:family="paragraph" style:parent-style-name="Table_20_Contents">
      <style:text-properties fo:font-weight="bold" style:font-weight-asian="bold" style:font-weight-complex="bold"/>
    </style:style>
    <style:style style:name="P18" style:family="paragraph" style:parent-style-name="Text_20_body" style:list-style-name=""/>
    <style:style style:name="P19" style:family="paragraph" style:parent-style-name="Text_20_body">
      <style:text-properties style:text-underline-style="none"/>
    </style:styl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list-style-name="">
      <style:text-properties style:text-underline-style="solid" style:text-underline-width="auto" style:text-underline-color="font-color"/>
    </style:style>
    <style:style style:name="P22" style:family="paragraph" style:parent-style-name="Text_20_body">
      <style:text-properties fo:font-size="12pt" style:font-size-asian="12pt" style:font-size-complex="12pt"/>
    </style:style>
    <style:style style:name="P23" style:family="paragraph" style:parent-style-name="Heading_20_1">
      <style:paragraph-properties fo:text-align="center" style:justify-single-word="false"/>
    </style:style>
    <style:style style:name="P24" style:family="paragraph" style:parent-style-name="Heading_20_1" style:list-style-name="">
      <style:paragraph-properties fo:margin-left="0mm" fo:margin-right="0mm" fo:text-align="center" style:justify-single-word="false" fo:text-indent="0mm" style:auto-text-indent="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justify" style:justify-single-word="false" fo:break-before="page"/>
    </style:style>
    <style:style style:name="P27" style:family="paragraph" style:parent-style-name="Heading_20_2">
      <style:paragraph-properties fo:break-before="page"/>
    </style:style>
    <style:style style:name="P28" style:family="paragraph" style:parent-style-name="Heading_20_3">
      <style:text-properties style:text-underline-style="none"/>
    </style:style>
    <style:style style:name="P29" style:family="paragraph" style:parent-style-name="Heading_20_4">
      <style:paragraph-properties fo:text-align="center" style:justify-single-word="false"/>
    </style:style>
    <style:style style:name="P30" style:family="paragraph" style:parent-style-name="Heading_20_4">
      <style:paragraph-properties fo:text-align="center" style:justify-single-word="false"/>
      <style:text-properties fo:font-style="normal" style:font-style-asian="normal" style:font-style-complex="normal"/>
    </style:style>
    <style:style style:name="P31" style:family="paragraph" style:parent-style-name="List_20_1">
      <style:text-properties style:text-underline-style="none"/>
    </style:style>
    <style:style style:name="P32"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 text:name="__RefHeading__2955_1119159922"/>Masarykova univerzita<text:bookmark-end text:name="__RefHeading__2955_1119159922"/></text:h>
      <text:h text:style-name="P24" text:outline-level="1">Fakulta informatiky</text:h>
      <text:p text:style-name="P3"/>
      <text:p text:style-name="P3"/>
      <text:p text:style-name="P3"/>
      <text:p text:style-name="P3"/>
      <text:p text:style-name="P3"/>
      <text:p text:style-name="P4"/>
      <text:h text:style-name="P29" text:outline-level="4">Bakalářská práce</text:h>
      <text:p text:style-name="P3"/>
      <text:h text:style-name="P23"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p text:style-name="P2"/>
      <text:h text:style-name="P30" text:outline-level="4"><text:soft-page-break/>Martin Prokop<text:tab/><text:tab/><text:tab/><text:tab/><text:tab/><text:tab/><text:tab/><text:tab/>2012</text:h>
      <text:h text:style-name="P25"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6" text:outline-level="1">Poděkování</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8" text:outline-level="1">Na tomto místě chci poděkovat Mgr. Václavovi Roseckému a Ing. Petrovi Žabičkovi za pomoc při řešení této bakalářské práce.</text:h>
      <text:h text:style-name="P25"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25" text:outline-level="1"><text:bookmark text:name="__RefHeading__1469_1422318452"/>Obsah<text:bookmark-end text:name="__RefHeading__1469_1422318452"/></text:h>
      <text:p text:style-name="P7">(Doplním později)</text:p>
      <text:h text:style-name="P25" text:outline-level="1">Úvod</text:h>
      <text:list xml:id="list1483754326"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7"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text:soft-page-break/>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342003487"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 atd.</text:p>
        </text:list-item>
      </text:list>
      <text:h text:style-name="P27"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 Jak jsem zmínil výše dochází k vývoji v oblasti legislativy.</text:p>
      <text:p text:style-name="Text_20_body"><text:soft-page-break/>Již začíná samotné shromažďování a archivace internetových zdrojů. Zásadní je také otázka archivace „sklizených dat“, řešitelé potřebují pro dlouhodobou archivaci a práci s daty zvolit vhodný formát uchovávání metadat stažených souborů. Pro tyto účely volí nakonec Dublin Core Metadata Element Set<text:note text:id="ftn7" text:note-class="footnote"><text:note-citation>6</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 Kompletní zpráva je dostupná na stránkách projektu WebArchiv<text:note text:id="ftn8" text:note-class="footnote"><text:note-citation>7</text:note-citation><text:note-body><text:p text:style-name="Footnote">Oficiální zpráva projektu WebArchiv dostupná na: http://www.webarchiv.cz/files/dokumenty/zpravy/zprava2001/zprava2001.pdf</text:p></text:note-body></text:note></text:p>
      <text:p text:style-name="P8">Dále probíhal vývoj nových nástrojů. Jedná se konkrétně o:</text:p>
      <text:list xml:id="list1368924624"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9" text:note-class="footnote"><text:note-citation>8</text:note-citation><text:note-body><text:p text:style-name="Footnote">Podrobné informace o formátu MARC 21: http://www.loc.gov/marc/unimarctomarc21.html</text:p></text:note-body></text:note>.</text:p>
      <text:p text:style-name="P15">Samozřejmě pokračuje samotné shromažďování a archivace webových zdrojů. <text:soft-page-break/>Oproti loňskému roků narůstá téměř trojnásobně množství „sklizených“ dat.</text:p>
      <text:h text:style-name="Heading_20_3" text:outline-level="3">Rok 2003</text:h>
      <text:p text:style-name="P8">Zprávu za tento rok se mi bohužel nepodařilo dohledat.</text:p>
      <text:h text:style-name="Heading_20_3" text:outline-level="3">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Zpráva o činnosti v tomto roce je dostupná na stránkách projektu WebArchiv<text:note text:id="ftn13" text:note-class="footnote"><text:note-citation>9</text:note-citation><text:note-body><text:p text:style-name="Footnote">Oficiální zpráva projektu WebArchiv dostupná na: http://webarchiv.cz/files/dokumenty/zpravy/Zamer2004Zpravatextrev.doc</text:p></text:note-body></text:note>.</text:p>
      <text:h text:style-name="Heading_20_3" text:outline-level="3">Rok 2005</text:h>
      <text:p text:style-name="P8">Projekt je i nadále řešen v rámci stejného projektu jako v roce 2004 a 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Zpráva je dostupná na stránkách projektu WebArchiv</text:span><text:span text:style-name="T3"><text:note text:id="ftn15" text:note-class="footnote"><text:note-citation>10</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text:soft-page-break/>Rok 2006</text:h>
      <text:p text:style-name="Text_20_body">Řešitelé projektu řešili současně i projekt CULTURE 2000<text:note text:id="ftn16" text:note-class="footnote"><text:note-citation>11</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243379141"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3">Zpráva o činnosti v tomto roce je dostupná na stránkách projektu WebArchiv</text:span><text:span text:style-name="T3"><text:note text:id="ftn18" text:note-class="footnote"><text:note-citation>12</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19" text:note-class="footnote"><text:note-citation>13</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8">Tým také pracuje na lokalizaci užívaných nástrojů. Prozkoumává se i možnost průběžné analýzy sklizně. </text:p>
      <text:p text:style-name="P8"><text:soft-page-break/>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0" text:note-class="footnote"><text:note-citation>14</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1" text:note-class="footnote"><text:note-citation>15</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3">Zpráva o činnosti v tomto roce je dostupná na stránkách projektu WebArchiv</text:span><text:span text:style-name="T3"><text:note text:id="ftn23" text:note-class="footnote"><text:note-citation>16</text:note-citation><text:note-body><text:p text:style-name="Footnote">Oficiální zpráva projektu WebArchiv dostupná na: http://webarchiv.cz/files/dokumenty/zpravy/zprava2007.pdf</text:p></text:note-body></text:note></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Kompletní informace o činnosti v tomto roce jsou dostupné na stránkách </text:span><text:soft-page-break/><text:span text:style-name="T2">projektu</text:span><text:span text:style-name="T2"><text:note text:id="ftn25" text:note-class="footnote"><text:note-citation>17</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Tento nárůst se dá vysvětlit výše zmíněnou instalací nových výkoných serverů.<text:span text:style-name="T2"> Kompletní informace o činnosti v tomto roce jsou dostupné na stránkách projektu</text:span><text:span text:style-name="T2"><text:note text:id="ftn26" text:note-class="footnote"><text:note-citation>18</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text:soft-page-break/>mimo doménu .CZ, zvyšoval robustnost infrastruktury WebArchivu a snažil se vylepšit dohled na sklizněmi.<text:note text:id="ftn27" text:note-class="footnote"><text:note-citation>19</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Veškeré informace jsou dostupné ve zprávě o činnosti WebArchivu v roce 2010<text:note text:id="ftn28" text:note-class="footnote"><text:note-citation>20</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1</text:note-citation><text:note-body><text:p text:style-name="Footnote">Údaj pochází ze začátku října.</text:p></text:note-body></text:note></text:p>
      <text:h text:style-name="P27" text:outline-level="2">Stav projektu</text:h>
      <text:h text:style-name="Heading_20_3" text:outline-level="3">Současný obsah databáze WebArchivu</text:h>
      <text:p text:style-name="Text_20_body">Zde nabízím kompletní přehled množství stažených webových zdrojů v celoplošných sklizních. Kopletní přehledy jsou dostupné na webových stránkách projektu WebArchiv<text:note text:id="ftn30" text:note-class="footnote"><text:note-citation>22</text:note-citation><text:note-body><text:p text:style-name="Footnote">http://www.webarchiv.cz/celoplosne-sklizne/</text:p></text:note-body></text:note>.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7">Sklizeň</text:p>
          </table:table-cell>
          <table:table-cell table:style-name="Table1.A1" office:value-type="string">
            <text:p text:style-name="P17">Počet souborů</text:p>
          </table:table-cell>
          <table:table-cell table:style-name="Table1.A1" office:value-type="string">
            <text:p text:style-name="P17">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6">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23</text:note-citation><text:note-body><text:p text:style-name="Footnote">Webové stránky projektu: http://creativecommons.org/</text:p></text:note-body></text:note>. Jedná se o mezinárodní licenční standart, pomocí kterého může autor elektronického díla poskytnout své dílo k užití jiným osobám.<text:note text:id="ftn32" text:note-class="footnote"><text:note-citation>24</text:note-citation><text:note-body><text:p text:style-name="Footnote">http://www.webarchiv.cz/ccinfo/</text:p></text:note-body></text:note> Pokud autor webový zdroj neposkytne pod licencí Creative Commons musí s ním WebArchiv uzavřít smlouvu.</text:p>
      <text:p text:style-name="Text_20_body">Creative Commons je v současné době podřízena autorskému zákonu. Je to <text:s/><text:soft-page-break/>jednoduchý způsob jak může autor elektronického díla poskytnout toto dílo širokému množství uživatelů. Výhodou Creative Commons je například to, že autor nemusí výhradně podepisovat smlouvu s každým uživatelem jeho zdroje. Prostě označí zdroj značkou Creative Commons a uživatel v okamžiku kdy použije dílo vstupuje do smlouvy. Majitel díla navíc přesně určí jak se s jeho dílem smí nakládat. Například zda smí uživatel díla dílo upravovat, nebo zda ho může využívat komerčně.<text:note text:id="ftn33" text:note-class="footnote"><text:note-citation>25</text:note-citation><text:note-body><text:p text:style-name="Footnote">http://www.ikaros.cz/node/4612</text:p></text:note-body></text:note></text:p>
      <text:p text:style-name="Text_20_body">Z toho vyplývá, že sledování podmínek užití licence Creative Commons je jedna z velmi důležitých úkolů WebArchivu<text:note text:id="ftn34" text:note-class="footnote"><text:note-citation>26</text:note-citation><text:note-body><text:p text:style-name="Footnote">Velmi obsáhlá práce na toto téma: http://www.creativecommons.cz/wp-content/uploads/dp_petr_jansa_komplet_xmp.pdf</text:p></text:note-body></text:note>. K velké změně došlo v roce 2009, kdy se Česká republika přidala k zemím s lokalizovanou verzí licence.<text:note text:id="ftn35" text:note-class="footnote"><text:note-citation>27</text:note-citation><text:note-body><text:p text:style-name="Footnote">http://www.webarchiv.cz/ccinfo/</text:p></text:note-body></text:note> <text:note text:id="ftn36" text:note-class="footnote"><text:note-citation>28</text:note-citation><text:note-body><text:p text:style-name="Footnote">Webové stránky lokalizovaného projektu: http://www.creativecommons.cz/</text:p></text:note-body></text:note> WebArchiv na svých stránkách přímo poskytuje návod<text:note text:id="ftn37" text:note-class="footnote"><text:note-citation>29</text:note-citation><text:note-body><text:p text:style-name="Footnote">http://www.webarchiv.cz/cc2</text:p></text:note-body></text:note> jak může majitel webového zdroje přidat svůj web pod licenci Creative Commons a samozřejmě podporuje informovanost o licenci Creative Commons.</text:p>
      <text:h text:style-name="Heading_20_3" text:outline-level="3">Partneři projektu WebArchiv</text:h>
      <text:p text:style-name="Text_20_body">Hlavní partneři projektu WebArchiv jsou<text:note text:id="ftn38" text:note-class="footnote"><text:note-citation>30</text:note-citation><text:note-body><text:p text:style-name="Footnote">http://www.webarchiv.cz/partneri-projektu/</text:p></text:note-body></text:note>:</text:p>
      <text:list xml:id="list892662263" text:continue-numbering="true" text:style-name="List_20_1">
        <text:list-item>
          <text:p text:style-name="List_20_1"><text:span text:style-name="T1">Moravská zemská knihovna</text:span><text:span text:style-name="T1"><text:note text:id="ftn39" text:note-class="footnote"><text:note-citation>31</text:note-citation><text:note-body><text:p text:style-name="Footnote">Bližší informace dostupné na: http://www.mzk.cz</text:p></text:note-body></text:note></text:span><text:span text:style-name="T1"> </text:span>– provádí základní výzkum, má <text:tab/>za úkol šířit výsledky výzkumu a publikuje informaci o projektu. <text:tab/>Jejím zřizovatelem je Ministerstvo kultury ČR.</text:p>
        </text:list-item>
        <text:list-item>
          <text:p text:style-name="List_20_1"><text:span text:style-name="T1">Ústav výpočetní techniky Masarykovy univerzity</text:span><text:span text:style-name="T1"><text:note text:id="ftn40" text:note-class="footnote"><text:note-citation>32</text:note-citation><text:note-body><text:p text:style-name="Footnote">Bližší informace dostupné na http://www.muni.cz/ics</text:p></text:note-body></text:note></text:span><text:span text:style-name="T6"> – Zabývá se <text:tab/>výzkumem v oboru digitálních knihoven, zpracování a uchování </text:span><text:span text:style-name="T6"><text:tab/>multimédií. Jedná se o ústav Masarykovy univerzity.</text:span></text:p>
        </text:list-item>
        <text:list-item>
          <text:p text:style-name="List_20_1"><text:span text:style-name="T1">CZ.NIC</text:span><text:span text:style-name="T1"><text:note text:id="ftn41" text:note-class="footnote"><text:note-citation>33</text:note-citation><text:note-body><text:p text:style-name="Footnote">Bližší informace dostupnost na http://www.nic.cz/</text:p></text:note-body></text:note></text:span><text:span text:style-name="T6"> – Poskytuje WebArchivu seznam domén pro celoplošné </text:span><text:soft-page-break/><text:span text:style-name="T6"><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34</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35</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36</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text:soft-page-break/>Internet archive je k dohledání na webu<text:note text:id="ftn45" text:note-class="footnote"><text:note-citation>37</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38</text:note-citation><text:note-body><text:p text:style-name="Footnote">Dostupný na: http://www.archive.org/</text:p></text:note-body></text:note>.</text:p>
      <text:h text:style-name="P27" text:outline-level="2">Dostupnost informací</text:h>
      <text:p text:style-name="Text_20_body">O projektu WebArchiv se lze dočíst na stránkách Národní digitální knihovny<text:note text:id="ftn47" text:note-class="footnote"><text:note-citation>39</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0</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1</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50" text:note-class="footnote"><text:note-citation>42</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43</text:note-citation><text:note-body><text:p text:style-name="Footnote">http://www.ndk.cz/narodni-dk</text:p></text:note-body></text:note> nelze nalézt prakticky žádné informace.</text:p>
      <text:h text:style-name="P27" text:outline-level="2">Kritéria výběru webových zdrojů</text:h>
      <text:p text:style-name="P8">Základní činností WebArchivu je jak je patrno archivování webových zdrojů. Řídí se při tom určitými kriterii a provádí několik druhů „sklízení“ těchto zdrojů. Tým provádí plošnou sklizeň webových zdrojů na doméně .CZ a poté výběrové sklizně.</text:p>
      <text:p text:style-name="P8">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text:span text:style-name="T2"><text:note text:id="ftn52" text:note-class="footnote"><text:note-citation>44</text:note-citation><text:note-body><text:p text:style-name="Footnote"><text:a xlink:type="simple" xlink:href="http://www.webarchiv.cz/kriteria/">http://www.webarchiv.cz/kriteria/</text:a></text:p></text:note-body></text:note></text:span> má za cíl archivovat co největší počet bohemikálních webových zdrojů. Harvesting není náročný na filtrování a výběr sklízených zdrojů. Do softwaru určeného pro „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i mimo tuto doménu.</text:p>
      <text:p text:style-name="Text_20_body">Další podmínka určující plošnou sklizeň je formát dat. Archivovaný formát dat závisí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text:p>
      <text:p text:style-name="Text_20_body">Dále se jedná o přístup ke zdroje – vydavatel ho musí umožnit. Protokol – v současné době se archivuje především obsah přístupný přes protokol http a ftp. Z archivace jsou vyřazeny například streamované protokoly a obsah peer-<text:soft-page-break/>to-peer sítí. Co se týče velikosti souboru preferuje WebArchiv, z důvodu kapacity úložiště, soubory s velikostí do 100 MB. Dalším kritériem je maximální počet souborů pro jeden zdroj.</text:p>
      <text:h text:style-name="Heading_20_3" text:outline-level="3">Výběrový přístup – konspekt</text:h>
      <text:p text:style-name="Text_20_body">Výběrový přístup<text:note text:id="ftn53" text:note-class="footnote"><text:note-citation>45</text:note-citation><text:note-body><text:p text:style-name="Footnote"><text:a xlink:type="simple" xlink:href="http://www.webarchiv.cz/kriteria/">http://www.webarchiv.cz/kriteria/</text:a></text:p></text:note-body></text:note> ke sklizním bere oproti plošné sklizni ohled na více parametrů. Zdroje jsou řazeny do tematických oborů. Jelikož obsah konspektu není prozatím příliš obsáhlý je celkem jednoduše přehledný. Přehled oborů archivovaných v rámci Konspektu je vyhledatelný na webových stránkách WebArchivu<text:note text:id="ftn54" text:note-class="footnote"><text:note-citation>46</text:note-citation><text:note-body><text:p text:style-name="Footnote">http://www.webarchiv.cz/konspekt/</text:p></text:note-body></text:note>.</text:p>
      <text:p text:style-name="Text_20_body">Archivovaný zdroj musí být publikovaný na území České republiky, nebo být v češtině, nebo být publikován českým autorem, nebo se jeho obsah musí vztahovat České republice.</text:p>
      <text:p text:style-name="Text_20_body">Další podmínky jsou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text:soft-page-break/>–,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nearchivuj internetové aplikace – online hry –, intranetové zdroje, weblogy, portály bez autorského obsahu, databáze atd.</text:p>
      <text:h text:style-name="Heading_20_3" text:outline-level="3">Tematické sbírky</text:h>
      <text:p text:style-name="Text_20_body">Poslední přístup, který je v projektu využíván se orientuje na monotematické webové zdroje<text:note text:id="ftn55" text:note-class="footnote"><text:note-citation>47</text:note-citation><text:note-body><text:p text:style-name="Footnote"><text:a xlink:type="simple" xlink:href="http://www.webarchiv.cz/kriteria/">http://www.webarchiv.cz/kriteria/</text:a></text:p></text:note-body></text:note>. Bohužel těchto, dle mého názoru, informačně velmi hodnotný „sklizní“ je ve WebArchivu veřejně dostupných pouze devět<text:note text:id="ftn56" text:note-class="footnote"><text:note-citation>48</text:note-citation><text:note-body><text:p text:style-name="Footnote">http://www.webarchiv.cz/tematicke_sbirky/</text:p></text:note-body></text:note>. Jedná se například o sbírku na téma: Výročí obsazení Československa 1968, České předsednictví EU, Prezidentské volby 2008.</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7"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Tato diplomová práce<text:note text:id="ftn57" text:note-class="footnote"><text:note-citation>49</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text:soft-page-break/>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8" text:note-class="footnote"><text:note-citation>50</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á práce</text:span></text:span><text:span text:style-name="Strong_20_Emphasis"><text:note text:id="ftn59" text:note-class="footnote"><text:note-citation>51</text:note-citation><text:note-body><text:p text:style-name="Footnote">Práce dostupná na: http://is.muni.cz/th/172585/fi_b/</text:p></text:note-body></text:note></text:span><text:span text:style-name="Strong_20_Emphasis"><text:span text:style-name="T6"> měla za cíl vytvořit nástroj pro Rozpoznání a archivace českého webu mimo 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text:span></text:span><text:soft-page-break/><text:span text:style-name="Strong_20_Emphasis"><text:span text:style-name="T6">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60" text:note-class="footnote"><text:note-citation>52</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61" text:note-class="footnote"><text:note-citation>53</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oft-page-break/><text:span text:style-name="Strong_20_Emphasis">Zpřístupnění archivu českého webu</text:span></text:h>
      <text:p text:style-name="Text_20_body"><text:span text:style-name="Strong_20_Emphasis"><text:span text:style-name="T6">Diplomovou práci</text:span></text:span><text:span text:style-name="Strong_20_Emphasis"><text:note text:id="ftn62" text:note-class="footnote"><text:note-citation>54</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63" text:note-class="footnote"><text:note-citation>55</text:note-citation><text:note-body><text:p text:style-name="Footnote">Práce dostupná na: http://www.webarchiv.cz/files/dokumenty/zpravy/skodova.doc</text:p></text:note-body></text:note></text:span> na téma WebArchiv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7" text:outline-level="2">Nástroje související s projektem WebArchiv</text:h>
      <text:h text:style-name="Heading_20_3" text:outline-level="3">APACHE TOMCAT</text:h>
      <text:p text:style-name="Text_20_body">Apache Tomcat<text:note text:id="ftn64" text:note-class="footnote"><text:note-citation>56</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65" text:note-class="footnote"><text:note-citation>57</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66" text:note-class="footnote"><text:note-citation>58</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67" text:note-class="footnote"><text:note-citation>59</text:note-citation><text:note-body><text:p text:style-name="Footnote">Dostupný na: http://www.webarchiv.cz/generator/dc_generator.php</text:p></text:note-body></text:note>. Slouží ke generování Dublin Core Metadata Element Set<text:note text:id="ftn68" text:note-class="footnote"><text:note-citation>60</text:note-citation><text:note-body><text:p text:style-name="Footnote">Více informací o Dublin Core: http://dublincore.org/documents/dces/</text:p></text:note-body></text:note> k zadané URL adrese. Nástroj byl vytvořen pracovníky WebArchivu.</text:p>
      <text:h text:style-name="Heading_20_3" text:outline-level="3"><text:soft-page-break/>HERITRIX</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69" text:note-class="footnote"><text:note-citation>61</text:note-citation><text:note-body><text:p text:style-name="Footnote">http://crawler.archive.org/ </text:p></text:note-body></text:note> a to jeden z nejpoužívanějších crawlerů.</text:p>
      <text:p text:style-name="P7">(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70" text:note-class="footnote"><text:note-citation>62</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text:soft-page-break/>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NutchWAX je součást projektu<text:note text:id="ftn79" text:note-class="footnote"><text:note-citation>63</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2">V roce 2009 realizoval Adam Brokeš WA Admin v2 v rámci své bakalářské práce s názvem Systém pro správu procesu archivace webových informačních zdrojů</text:span><text:span text:style-name="T12"><text:note text:id="ftn80" text:note-class="footnote"><text:note-citation>64</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81" text:note-class="footnote"><text:note-citation>65</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82" text:note-class="footnote"><text:note-citation>66</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text:soft-page-break/>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84" text:note-class="footnote"><text:note-citation>67</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h>
      <text:p text:style-name="P13"><text:span text:style-name="T12">Nástroj vyvinutý</text:span><text:span text:style-name="T12"><text:note text:id="ftn85" text:note-class="footnote"><text:note-citation>68</text:note-citation><text:note-body><text:p text:style-name="Footnote">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25"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7" text:outline-level="2">Formát nedlib</text:h>
      <text:p text:style-name="Text_20_body">Archivy v tomto formátu již WebArchiv nepoužívá. Informace o něm jsou dostupné v diplomové práci<text:note text:id="ftn87" text:note-class="footnote"><text:note-citation>69</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2050276413"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205493642"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7"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8" text:note-class="footnote"><text:note-citation>70</text:note-citation><text:note-body><text:p text:style-name="Footnote"><text:a xlink:type="simple" xlink:href="http://www.archive.org/web/researcher/ArcFileFormat.php">http://www.archive.org/web/researcher/ArcFileFormat.php</text:a></text:p></text:note-body></text:note> popřípadě na stránkách IA Webteam JIRA<text:note text:id="ftn89" text:note-class="footnote"><text:note-citation>71</text:note-citation><text:note-body><text:p text:style-name="Footnote"><text:a xlink:type="simple" xlink:href="https://webarchive.jira.com/wiki/display/Heritrix/ARC+File+Format">https://webarchive.jira.com/wiki/display/Heritrix/ARC+File+Format</text:a></text:p></text:note-body></text:note>.</text:p>
      <text:p text:style-name="P7">(Sem vložím printscreen výpisu hlavičky nějakého archivu)</text:p>
      <text:p text:style-name="P7">(Do přílohy nějaká arc archiv a všechny ty věci okolo něj – hlavička, popis atd.)</text:p>
      <text:h text:style-name="Heading_20_4" text:outline-level="4">Výhody arc</text:h>
      <text:list xml:id="list1602049043"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32">Umožňuje vytváření kontrolních součtů archivovaných souborů. <text:tab/>Respektive v jedno volné metadatové pole je určeno pro ascii <text:tab/>checksum. V praxi se využívá md5<text:note text:id="ftn73" text:note-class="footnote"><text:note-citation>72</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text:soft-page-break/>Nevýhody arc</text:h>
      <text:list xml:id="list1029891365"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text:tab/>není potřeba arc soubor sekvenčně procházet, ale stačí pouze otevřít <text:tab/>archiv a posunout ukazatel na správné místo.<text:note text:id="ftn90" text:note-class="footnote"><text:note-citation>73</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7">(Sem vložím printscreen nějakého CDX indexu, mám připraven)</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1" text:note-class="footnote"><text:note-citation>74</text:note-citation><text:note-body><text:p text:style-name="Footnote">http://is.muni.cz/th/173018/fi_m/</text:p></text:note-body></text:note>.</text:p>
      <text:h text:style-name="P27"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92" text:note-class="footnote"><text:note-citation>75</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93" text:note-class="footnote"><text:note-citation>76</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7">(Sem vložím printscreen výpisu hlavičky nějakého archivu)</text:p>
      <text:p text:style-name="P7">(Do přílohy nějaká warc archiv a všechny ty věci okolo něj – hlavička, popis atd.)</text:p>
      <text:h text:style-name="Heading_20_4" text:outline-level="4">Výhody warc</text:h>
      <text:list xml:id="list1503938004" text:continue-numbering="true" text:style-name="List_20_1">
        <text:list-item>
          <text:p text:style-name="List_20_1">Do budoucna pravděpodobně většina institucí přejde na archivaci <text:soft-page-break/><text:tab/>webových stránek do warc archivů. Warc tedy budou nejspíše <text:tab/>označeny za jediný univerzálně podporovaný formát.</text:p>
        </text:list-item>
        <text:list-item>
          <text:p text:style-name="List_20_1">Není potřeba ukládat soubory duplicitně – pokud již soubor je <text:tab/>jednou v archivu tak se na něj ostatní odkazy přesměrují.</text:p>
        </text:list-item>
        <text:list-item>
          <text:p text:style-name="P31">Na rozdíl od arc archivů umožňují ukládat nejen http odezvy, ale <text:tab/>také původní požadavky.</text:p>
        </text:list-item>
        <text:list-item>
          <text:p text:style-name="P31">Umí pracovat s více protokoly: HTTP, FTP, NNTP a SMTP.</text:p>
        </text:list-item>
        <text:list-item>
          <text:p text:style-name="P31">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31">Jedná se o současný ISO standard a bude jím s největší <text:tab/>pravděpodobností i budoucnosti.</text:p>
        </text:list-item>
        <text:list-item>
          <text:p text:style-name="P32">Nativně umožňuje kompresi dat.</text:p>
        </text:list-item>
        <text:list-item>
          <text:p text:style-name="P32"><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0" text:note-class="footnote"><text:note-citation>77</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71" text:note-class="footnote"><text:note-citation>78</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1963881113" text:continue-numbering="true" text:style-name="List_20_1">
        <text:list-item>
          <text:p text:style-name="P31">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31">Doposud nebyla řešena otázka, jak využít možnost ukládání větší <text:tab/>škály metadat.</text:p>
        </text:list-item>
        <text:list-item>
          <text:p text:style-name="P31">Prozatím nejsou implementovány nutné nástroje na práci s warc <text:soft-page-break/><text:tab/>soubory. Před jejich zavedením v projektu WebArchiv bude potřeba <text:tab/>tyto nástroje implementovat.</text:p>
        </text:list-item>
        <text:list-item>
          <text:p text:style-name="P31">Zpětná převoditelnost z warc do arc není prozatím triviálně možná.<text:note text:id="ftn94" text:note-class="footnote"><text:note-citation>79</text:note-citation><text:note-body><text:p text:style-name="Footnote"><text:s/>Srov. <text:a xlink:type="simple" xlink:href="https://webarchive.jira.com/wiki/display/Heritrix/ARC+to+WARC+%28to+ARC%29">https://webarchive.jira.com/wiki/display/Heritrix/ARC+to+WARC+%28to+ARC%29</text:a></text:p></text:note-body></text:note> <text:tab/>Tím pádem se nedají případné nové sklizně ve formátu warc zařadit <text:tab/>ke starým sklizním ve formátu arc.</text:p>
        </text:list-item>
        <text:list-item>
          <text:p text:style-name="P31">Převod celého archivu do formátu warc bude časově a výpočetně <text:tab/>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5"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V Britské digitální knihovně již vyzkoušel vývojový tým skript pro převod a to už v roce 2009. V Britské knihovně převáděli data do formátu warc. Celkově převedli cca 4,4 TB dat </text:p>
      <text:p text:style-name="P8">O převodu, který provedli, zatím není dostatek informací. Rozhodně jsou jejich zkušenosti pro tým WebArchivu důležité. Problém je v tom, že skripty, které si pro účel migrace napsali nejsou pravděpodobně jednoduše použitelné ve WebArchivu. Důvodem je to, že používají jiné nástroje pro ukládání dat a práci s archivem – Web Curator Tool (O nástroji se zmiňuji výše, WebArchiv jej jistý čas používal) a PANDAS (The PANDORA Digital Archiving System)<text:note text:id="ftn95" text:note-class="footnote"><text:note-citation>80</text:note-citation><text:note-body><text:p text:style-name="Footnote">Emaily v přílohách</text:p></text:note-body></text:note></text:p>
      <text:p text:style-name="P8">Informace o migraci nejsou vždy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ě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Text_20_body"><text:span text:style-name="T2">Proto například informace získáne z Britské knihovny jsou pro WebArchiv </text:span><text:soft-page-break/><text:span text:style-name="T2">hodnotné, ale ve skutečnosti nejsou jejich nástroje okamžitě použitelné. Pokud by je chtěli pracovníci WebArchivu využít bylo by nutné je předělat pro jejich potřeby. Zkušenosti jiných řešitelů jsou však velmi cenné.</text:span></text:p>
      <text:h text:style-name="P27"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7" text:outline-level="2">Použité nástroje</text:h>
      <text:h text:style-name="P28"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96" text:note-class="footnote"><text:note-citation>81</text:note-citation><text:note-body><text:p text:style-name="Footnote">http://sourceforge.net/projects/jhove/</text:p></text:note-body></text:note>.</text:p>
      <text:p text:style-name="P7">(mám printscreen s výstupem pro arc a warc)</text:p>
      <text:h text:style-name="P28" text:outline-level="3">JHOVE2</text:h>
      <text:p text:style-name="P8">Tento program je novější verzí již zmíněného programu JHOVE. Slouží k validaci a identifikaci souborů. Program je vyvíjen v mnoha variantách<text:note text:id="ftn97" text:note-class="footnote"><text:note-citation>82</text:note-citation><text:note-body><text:p text:style-name="Footnote">https://bitbucket.org/jhove2/main/descendants</text:p></text:note-body></text:note> – formou forků<text:note text:id="ftn98" text:note-class="footnote"><text:note-citation>83</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8">Protože je JHOVE2 vyvíjen mnoha lidmi, vznikají různé verze tohoto programu se specifickými druhy přidané funkcionality. Pro mé účely jsem použil oficiální verzi<text:note text:id="ftn99" text:note-class="footnote"><text:note-citation>84</text:note-citation><text:note-body><text:p text:style-name="Footnote">https://bitbucket.org/jhove2/</text:p></text:note-body></text:note> a dále speciální verzi<text:note text:id="ftn100" text:note-class="footnote"><text:note-citation>85</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text:soft-page-break/>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8">(přilo<text:span text:style-name="T13">žím ukázku původní třídy JHOVE2CommandLine a pak upravené soubory)</text:span></text:p>
      <text:p text:style-name="P7">(přidám ukázky výstupů pro nějak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101" text:note-class="footnote"><text:note-citation>86</text:note-citation><text:note-body><text:p text:style-name="Footnote"><text:s/>Dostupný na: <text:a xlink:type="simple" xlink:href="http://jpype.sourceforge.net/">http://jpype.sourceforge.net/</text:a></text:p></text:note-body></text:note> jeho vývojářů.</text:p>
      <text:h text:style-name="Heading_20_3" text:outline-level="3">WARC-TOOLS<text:note text:id="ftn102" text:note-class="footnote"><text:note-citation>87</text:note-citation><text:note-body><text:p text:style-name="Footnote"><text:s/>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text:soft-page-break/>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list xml:id="list752455498" text:continue-numbering="true" text:style-name="List_20_1">
        <text:list-item>
          <text:p text:style-name="List_20_1">Při převodu arc archivu do nového warc archivu přibalí <text:tab/>i archivované soubory.</text:p>
        </text:list-item>
      </text:list>
      <text:p text:style-name="P7">(rozvedu)</text:p>
      <text:h text:style-name="Heading_20_3" text:outline-level="3">WARC-TOOLS / hanzo<text:note text:id="ftn103" text:note-class="footnote"><text:note-citation>88</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1260882515"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note text:id="ftn104" text:note-class="footnote"><text:note-citation>89</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2098638377"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27" text:outline-level="2">Převod</text:h>
      <text:p text:style-name="P7">(Tady uvedu nějakej vzorovej převod, už jsem nějakej uložil do složky „/PRILOHY“ v projektu)</text:p>
      <text:p text:style-name="P7"/>
      <text:p text:style-name="P7">Také jsem pracoval s nástroji HANZO / warc-TOOLS /KPP09:</text:p>
      <text:p text:style-name="P7">Každý warc a i arc jsem projel JHOVEM a mám tam výpisy</text:p>
      <text:h text:style-name="P21" text:outline-level="1">Mám ARC 1s</text:h>
      <text:h text:style-name="P21" text:outline-level="1">CDX index arcu 1s</text:h>
      <text:h text:style-name="P21" text:outline-level="1">Každým nástrojem jsem udělal warc a zkoušel warcdumpy.:</text:h>
      <text:h text:style-name="P21" text:outline-level="1"><text:tab/><text:tab/>Warctools 3s – neumi dump arcsouboru</text:h>
      <text:h text:style-name="P21" text:outline-level="1"><text:tab/><text:tab/>Hanzo 4s</text:h>
      <text:h text:style-name="P21" text:outline-level="1"><text:tab/><text:tab/>KPK09 4s</text:h>
      <text:h text:style-name="P25" text:outline-level="1">Závěr</text:h>
      <text:h text:style-name="P25" text:outline-level="1">Seznam literatury</text:h>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35mm" fo:margin-right="3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6T17:41:25</dc:date>
    <dc:creator>Martin Prokop</dc:creator>
    <meta:editing-duration>P3DT6H55M10S</meta:editing-duration>
    <meta:editing-cycles>1353</meta:editing-cycles>
    <meta:document-statistic meta:table-count="1" meta:image-count="0" meta:object-count="0" meta:page-count="50" meta:paragraph-count="479" meta:word-count="8140" meta:character-count="57501" meta:non-whitespace-character-count="49915"/>
  </office:meta>
</office:document-meta>
</file>